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cf94" officeooo:paragraph-rsid="0012cf94"/>
    </style:style>
    <style:style style:name="P2" style:family="paragraph" style:parent-style-name="Standard">
      <style:paragraph-properties fo:text-align="center" style:justify-single-word="false"/>
      <style:text-properties officeooo:rsid="0012cf94" officeooo:paragraph-rsid="0012cf94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2cf94" officeooo:paragraph-rsid="0012cf94"/>
    </style:style>
    <style:style style:name="T1" style:family="text">
      <style:text-properties fo:font-size="16pt" style:font-size-asian="14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even Watson</text:p>
      <text:p text:style-name="P1">900055094</text:p>
      <text:p text:style-name="P1">s.watson5094@student.nu.edu </text:p>
      <text:p text:style-name="P2"><text:span text:style-name="T1"/></text:p>
      <text:p text:style-name="P3"><text:span text:style-name="T1">Week One</text:span></text:p>
      <text:p text:style-name="P1"/>
      <text:p text:style-name="P1"><text:tab/>The loan program is simple, but effective. It is well written and well-commented. I used 3.2, 30, and 132000/8.25,5, and 100000. I am not particularly sure what I am supposed to write as a reflection here. Then again, I am coming out of a 93 hour work week. So I may just be tired.</text:p>
      <text:p text:style-name="P1"><text:tab/>It does confirm for me that #includes only need to be included one time, not both the header and source.cpp, so I will be doing that from now o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7T18:51:32.713000000</meta:creation-date>
    <dc:date>2022-05-07T19:01:43.932000000</dc:date>
    <meta:editing-duration>PT1S</meta:editing-duration>
    <meta:editing-cycles>1</meta:editing-cycles>
    <meta:document-statistic meta:table-count="0" meta:image-count="0" meta:object-count="0" meta:page-count="1" meta:paragraph-count="6" meta:word-count="89" meta:character-count="486" meta:non-whitespace-character-count="400"/>
    <meta:generator>LibreOffice/7.1.2.2$Windows_X86_64 LibreOffice_project/8a45595d069ef5570103caea1b71cc9d82b2aae4</meta:generator>
  </office:meta>
</office:document-meta>
</file>